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fb395" officeooo:paragraph-rsid="000fb395"/>
    </style:style>
    <style:style style:name="P2" style:family="paragraph" style:parent-style-name="Standard">
      <style:paragraph-properties fo:text-align="center" style:justify-single-word="false"/>
      <style:text-properties officeooo:rsid="000fb395" officeooo:paragraph-rsid="000fb395"/>
    </style:style>
    <style:style style:name="P3" style:family="paragraph" style:parent-style-name="Standard">
      <style:paragraph-properties fo:text-align="start" style:justify-single-word="false"/>
      <style:text-properties officeooo:rsid="000fb395" officeooo:paragraph-rsid="000fb395"/>
    </style:style>
    <style:style style:name="P4" style:family="paragraph" style:parent-style-name="Standard">
      <style:paragraph-properties fo:text-align="start" style:justify-single-word="false"/>
      <style:text-properties style:text-underline-style="none" fo:font-weight="normal" officeooo:rsid="000fb395" officeooo:paragraph-rsid="000fb395" style:font-weight-asian="normal" style:font-weight-complex="normal"/>
    </style:style>
    <style:style style:name="P5" style:family="paragraph" style:parent-style-name="Standard">
      <style:paragraph-properties fo:text-align="start" style:justify-single-word="false"/>
      <style:text-properties officeooo:rsid="000fb395" officeooo:paragraph-rsid="000fb395"/>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1bc420" style:font-weight-asian="normal" style:font-weight-complex="normal"/>
    </style:style>
    <style:style style:name="T4" style:family="text">
      <style:text-properties style:text-underline-style="none" fo:font-weight="normal" officeooo:rsid="001d7e84" style:font-weight-asian="normal" style:font-weight-complex="normal"/>
    </style:style>
    <style:style style:name="T5" style:family="text">
      <style:text-properties officeooo:rsid="0017a728"/>
    </style:style>
    <style:style style:name="T6" style:family="text">
      <style:text-properties officeooo:rsid="001bac19"/>
    </style:style>
    <style:style style:name="T7" style:family="text">
      <style:text-properties officeooo:rsid="001d7e8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ndrew Fischer</text:p>
      <text:p text:style-name="P1">H595B584</text:p>
      <text:p text:style-name="P2">Individual Journal <text:span text:style-name="T5">0</text:span><text:span text:style-name="T7">3/13</text:span><text:span text:style-name="T6">/22</text:span></text:p>
      <text:p text:style-name="P2"/>
      <text:p text:style-name="P3"><text:tab/><text:span text:style-name="T7">The work done these two weeks was focused on getting a build ready for the TPR group reports and continuing efforts on getting the Flask version of the user interface and application up and running. Since we’ve decided to switch to Flask to power our application due to its’ ability to connect the front end to our machine learning algorithm, I needed to remake the user interface in flask. This has come along since I got everything working on my computer, and managed to get a functioning website working on my own local IP address. We don’t plan currently to buy our own URL to make the application public at this time, and the application will stay running on whichever local network is running the program at the time. Following this I need to flesh out the website to allow for all the functionality we need of it, and connect it to the rest of the group’s work in the database and machine learning.</text:span></text:p>
      <text:p text:style-name="P3"/>
      <text:p text:style-name="P3"><text:tab/><text:span text:style-name="T1">What</text:span><text:span text:style-name="T2"> – </text:span><text:span text:style-name="T4">Finish the Flask version of the user interface and get it connected to the database/back end of the program</text:span></text:p>
      <text:p text:style-name="P4"><text:tab/></text:p>
      <text:p text:style-name="P3"><text:span text:style-name="T2"><text:tab/></text:span><text:span text:style-name="T1">Why</text:span><text:span text:style-name="T2"> – </text:span><text:span text:style-name="T4">So we can finish the project</text:span></text:p>
      <text:p text:style-name="P4"/>
      <text:p text:style-name="P3"><text:span text:style-name="T2"><text:tab/></text:span><text:span text:style-name="T1">How</text:span><text:span text:style-name="T2"> – </text:span><text:span text:style-name="T4">Using Python I can write the code into the Flask system allowing me to run the project on a web platform using a local network.</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12T19:02:50.102000000</meta:creation-date>
    <dc:date>2022-03-13T21:28:53.559000000</dc:date>
    <meta:editing-duration>PT1H33M33S</meta:editing-duration>
    <meta:editing-cycles>9</meta:editing-cycles>
    <meta:generator>LibreOffice/7.3.1.3$Windows_X86_64 LibreOffice_project/a69ca51ded25f3eefd52d7bf9a5fad8c90b87951</meta:generator>
    <meta:document-statistic meta:table-count="0" meta:image-count="0" meta:object-count="0" meta:page-count="1" meta:paragraph-count="8" meta:word-count="223" meta:character-count="1240" meta:non-whitespace-character-count="1016"/>
  </office:meta>
</office:document-meta>
</file>